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CUENTAS POR PAGAR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/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/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Septiem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5" office:value-type="string" calcext:value-type="string" table:number-columns-spanned="2" table:number-rows-spanned="1">
            <text:p>Ajustes y/o re-clasificaciones</text:p>
          </table:table-cell>
          <table:covered-table-cell table:style-name="ce205"/>
          <table:table-cell table:style-name="ce205" office:value-type="string" calcext:value-type="string">
            <text:p>Saldos auditados al</text:p>
          </table:table-cell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4" office:value-type="string" office:string-value="Ref. PT" calcext:value-type="string" table:number-columns-spanned="1" table:number-rows-spanned="2">
            <text:p><text:s/>Ref. PT </text:p>
          </table:table-cell>
          <table:table-cell table:style-name="ce242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2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44"/>
          <table:covered-table-cell table:style-name="ce163"/>
          <table:table-cell table:style-name="ce48" office:value-type="date" office:date-value="2020-09-30" calcext:value-type="date">
            <text:p>30-sep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44"/>
          <table:covered-table-cell table:style-name="ce163"/>
          <table:table-cell table:style-name="ce48" office:value-type="date" office:date-value="2019-12-31" calcext:value-type="date">
            <text:p>31-dic-19</text:p>
          </table:table-cell>
          <table:covered-table-cell table:style-name="ce234"/>
          <table:covered-table-cell table:style-name="ce242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2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1" calcext:value-type="float">
            <text:p><text:s/>1 </text:p>
          </table:table-cell>
          <table:table-cell table:style-name="ce124" table:formula="of:=[.L14]/[.$L$30]" office:value-type="percentage" office:value="1" calcext:value-type="percentage">
            <text:p>10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table:formula="of:=[.F16]-[.I16]" office:value-type="float" office:value="0" calcext:value-type="float">
            <text:p><text:s/>- </text:p>
          </table:table-cell>
          <table:table-cell table:style-name="ce124" table:formula="of:=[.L1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7]-[.I17]" office:value-type="float" office:value="0" calcext:value-type="float">
            <text:p><text:s/>- </text:p>
          </table:table-cell>
          <table:table-cell table:style-name="ce124" table:formula="of:=[.L1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2"/>
          <table:table-cell table:style-name="ce30"/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52" table:number-columns-repeated="3"/>
          <table:table-cell table:style-name="ce99"/>
          <table:table-cell table:style-name="ce107"/>
          <table:table-cell table:style-name="ce49" table:formula="of:=[.F18]-[.I18]" office:value-type="float" office:value="0" calcext:value-type="float">
            <text:p><text:s/>- </text:p>
          </table:table-cell>
          <table:table-cell table:style-name="ce124" table:formula="of:=[.L18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9]-[.I19]" office:value-type="float" office:value="0" calcext:value-type="float">
            <text:p><text:s/>- </text:p>
          </table:table-cell>
          <table:table-cell table:style-name="ce124" table:formula="of:=[.L19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87" table:number-columns-repeated="2"/>
          <table:table-cell table:style-name="ce51"/>
          <table:table-cell table:style-name="ce99"/>
          <table:table-cell table:style-name="ce107"/>
          <table:table-cell table:style-name="ce49" table:formula="of:=[.F20]-[.I20]" office:value-type="float" office:value="0" calcext:value-type="float">
            <text:p><text:s/>- </text:p>
          </table:table-cell>
          <table:table-cell table:style-name="ce124" table:formula="of:=[.L20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88"/>
          <table:table-cell table:style-name="ce91"/>
          <table:table-cell table:style-name="ce53"/>
          <table:table-cell table:style-name="ce99"/>
          <table:table-cell table:style-name="ce107"/>
          <table:table-cell table:style-name="ce49" table:formula="of:=[.F21]-[.I21]" office:value-type="float" office:value="0" calcext:value-type="float">
            <text:p><text:s/>- </text:p>
          </table:table-cell>
          <table:table-cell table:style-name="ce124" table:formula="of:=[.L21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9" table:number-columns-repeated="2"/>
          <table:table-cell table:style-name="ce52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90" table:number-columns-repeated="2"/>
          <table:table-cell table:style-name="ce51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0" calcext:value-type="float">
            <text:p><text:s/>-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I14:.I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L14:.L27])" office:value-type="float" office:value="1" calcext:value-type="float">
            <text:p><text:s/>1 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37])" office:value-type="float" office:value="0" calcext:value-type="float">
            <text:p><text:s/>- </text:p>
          </table:table-cell>
          <table:table-cell table:style-name="ce77" table:formula="of:=+SUM([.D35:.D37])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3:27:36.9912738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19T13:28:20.135060283</dc:date>
    <meta:editing-duration>PT24M5S</meta:editing-duration>
    <meta:editing-cycles>2</meta:editing-cycles>
    <meta:document-statistic meta:table-count="1" meta:cell-count="98" meta:object-count="0"/>
  </office:meta>
</office:document-meta>
</file>